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4pt" fo:font-weight="bold" officeooo:paragraph-rsid="001cdde7" style:font-size-asian="12.25pt" style:font-weight-asian="bold" style:font-size-complex="14pt" style:font-weight-complex="bold"/>
    </style:style>
    <style:style style:name="P2" style:family="paragraph" style:parent-style-name="Standard">
      <style:paragraph-properties fo:text-align="center" style:justify-single-word="false"/>
      <style:text-properties style:font-name="Calibri" fo:font-size="16pt" fo:font-weight="bold" officeooo:rsid="000005f1" officeooo:paragraph-rsid="000005f1"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Calibri" fo:font-size="14pt" fo:font-weight="bold" officeooo:rsid="000005f1" officeooo:paragraph-rsid="000005f1"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Calibri" fo:font-size="14pt" fo:font-weight="bold" officeooo:rsid="0013b912" officeooo:paragraph-rsid="0013b912"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Calibri" fo:font-size="14pt" fo:font-weight="bold" officeooo:rsid="001cdde7" officeooo:paragraph-rsid="001cdde7"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Calibri" fo:font-size="14pt" fo:font-weight="bold" officeooo:rsid="001edb37" officeooo:paragraph-rsid="001edb37"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Calibri" fo:font-size="14pt" fo:font-weight="bold" officeooo:rsid="001edb37" officeooo:paragraph-rsid="003424b0"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Calibri" fo:font-size="12pt" fo:font-weight="normal" officeooo:rsid="0012159e" officeooo:paragraph-rsid="000c963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Calibri" fo:font-size="12pt" fo:font-weight="normal" officeooo:rsid="0012159e" officeooo:paragraph-rsid="000005f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Calibri" fo:font-size="12pt" fo:font-weight="normal" officeooo:rsid="0012159e" officeooo:paragraph-rsid="0036bbcb"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Calibri" fo:font-size="12pt" fo:font-weight="normal" officeooo:rsid="0012159e" officeooo:paragraph-rsid="00399cfc"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Calibri" fo:font-size="12pt" fo:font-weight="normal" officeooo:rsid="0012159e" officeooo:paragraph-rsid="0036bbc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alibri" fo:font-size="12pt" fo:font-weight="normal" officeooo:rsid="001b0e33" officeooo:paragraph-rsid="001b0e3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alibri" fo:font-size="12pt" fo:font-weight="normal" officeooo:rsid="001b0e33" officeooo:paragraph-rsid="003e3fd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Calibri" fo:font-size="12pt" fo:font-weight="normal" officeooo:rsid="001b0e33" officeooo:paragraph-rsid="003e593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Calibri" fo:font-size="12pt" fo:font-weight="normal" officeooo:rsid="001b0e33" officeooo:paragraph-rsid="0049f7e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Calibri" fo:font-size="12pt" fo:font-weight="normal" officeooo:rsid="001cdde7" officeooo:paragraph-rsid="00408f7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Calibri" fo:font-size="12pt" fo:font-weight="normal" officeooo:rsid="001edb37" officeooo:paragraph-rsid="001edb3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Calibri" fo:font-size="12pt" fo:font-weight="normal" officeooo:rsid="001edb37" officeooo:paragraph-rsid="0041094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Calibri" fo:font-size="12pt" fo:font-weight="normal" officeooo:rsid="001edb37" officeooo:paragraph-rsid="004a6747"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Calibri" fo:font-size="12pt" fo:font-weight="normal" officeooo:rsid="001edb37" officeooo:paragraph-rsid="0056821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Calibri" fo:font-size="12pt" fo:font-weight="normal" officeooo:rsid="001edb37" officeooo:paragraph-rsid="0056cc8f" style:font-size-asian="10.5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style:font-name="Calibri" fo:font-size="12pt" fo:font-weight="normal" officeooo:rsid="001edb37" officeooo:paragraph-rsid="0058f886" style:font-size-asian="10.5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style:font-name="Calibri" fo:font-size="12pt" fo:font-weight="normal" officeooo:rsid="001edb37" officeooo:paragraph-rsid="005921f5" style:font-size-asian="10.5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style:font-name="Calibri" fo:font-size="12pt" fo:font-weight="normal" officeooo:rsid="001edb37" officeooo:paragraph-rsid="0059c180" style:font-size-asian="10.5pt" style:font-weight-asian="normal" style:font-size-complex="12pt" style:font-weight-complex="normal"/>
    </style:style>
    <style:style style:name="T1" style:family="text">
      <style:text-properties officeooo:rsid="001cdde7"/>
    </style:style>
    <style:style style:name="T2" style:family="text">
      <style:text-properties officeooo:rsid="002f62c2"/>
    </style:style>
    <style:style style:name="T3" style:family="text">
      <style:text-properties officeooo:rsid="00316225"/>
    </style:style>
    <style:style style:name="T4" style:family="text">
      <style:text-properties officeooo:rsid="00323507"/>
    </style:style>
    <style:style style:name="T5" style:family="text">
      <style:text-properties officeooo:rsid="003424b0"/>
    </style:style>
    <style:style style:name="T6" style:family="text">
      <style:text-properties officeooo:rsid="0036bbcb"/>
    </style:style>
    <style:style style:name="T7" style:family="text">
      <style:text-properties officeooo:rsid="00399cfc"/>
    </style:style>
    <style:style style:name="T8" style:family="text">
      <style:text-properties officeooo:rsid="003a6c01"/>
    </style:style>
    <style:style style:name="T9" style:family="text">
      <style:text-properties officeooo:rsid="003b0a87"/>
    </style:style>
    <style:style style:name="T10" style:family="text">
      <style:text-properties officeooo:rsid="003bbcf5"/>
    </style:style>
    <style:style style:name="T11" style:family="text">
      <style:text-properties officeooo:rsid="003be352"/>
    </style:style>
    <style:style style:name="T12" style:family="text">
      <style:text-properties officeooo:rsid="003d1433"/>
    </style:style>
    <style:style style:name="T13" style:family="text">
      <style:text-properties officeooo:rsid="003d9caf"/>
    </style:style>
    <style:style style:name="T14" style:family="text">
      <style:text-properties officeooo:rsid="003e3fdd"/>
    </style:style>
    <style:style style:name="T15" style:family="text">
      <style:text-properties officeooo:rsid="003e5931"/>
    </style:style>
    <style:style style:name="T16" style:family="text">
      <style:text-properties officeooo:rsid="003e94a7"/>
    </style:style>
    <style:style style:name="T17" style:family="text">
      <style:text-properties officeooo:rsid="00408f73"/>
    </style:style>
    <style:style style:name="T18" style:family="text">
      <style:text-properties officeooo:rsid="0041094c"/>
    </style:style>
    <style:style style:name="T19" style:family="text">
      <style:text-properties officeooo:rsid="0042212b"/>
    </style:style>
    <style:style style:name="T20" style:family="text">
      <style:text-properties officeooo:rsid="0042ab38"/>
    </style:style>
    <style:style style:name="T21" style:family="text">
      <style:text-properties officeooo:rsid="00447a5a"/>
    </style:style>
    <style:style style:name="T22" style:family="text">
      <style:text-properties officeooo:rsid="004572bf"/>
    </style:style>
    <style:style style:name="T23" style:family="text">
      <style:text-properties officeooo:rsid="00477bbb"/>
    </style:style>
    <style:style style:name="T24" style:family="text">
      <style:text-properties officeooo:rsid="00480a56"/>
    </style:style>
    <style:style style:name="T25" style:family="text">
      <style:text-properties officeooo:rsid="0049f7ed"/>
    </style:style>
    <style:style style:name="T26" style:family="text">
      <style:text-properties officeooo:rsid="004a6747"/>
    </style:style>
    <style:style style:name="T27" style:family="text">
      <style:text-properties officeooo:rsid="004b711b"/>
    </style:style>
    <style:style style:name="T28" style:family="text">
      <style:text-properties officeooo:rsid="004ccbea"/>
    </style:style>
    <style:style style:name="T29" style:family="text">
      <style:text-properties officeooo:rsid="004ed295"/>
    </style:style>
    <style:style style:name="T30" style:family="text">
      <style:text-properties officeooo:rsid="004fdda6"/>
    </style:style>
    <style:style style:name="T31" style:family="text">
      <style:text-properties officeooo:rsid="005141b2"/>
    </style:style>
    <style:style style:name="T32" style:family="text">
      <style:text-properties officeooo:rsid="0052258a"/>
    </style:style>
    <style:style style:name="T33" style:family="text">
      <style:text-properties officeooo:rsid="0053e7a5"/>
    </style:style>
    <style:style style:name="T34" style:family="text">
      <style:text-properties officeooo:rsid="00568216"/>
    </style:style>
    <style:style style:name="T35" style:family="text">
      <style:text-properties officeooo:rsid="0056cc8f"/>
    </style:style>
    <style:style style:name="T36" style:family="text">
      <style:text-properties officeooo:rsid="0058f886"/>
    </style:style>
    <style:style style:name="T37" style:family="text">
      <style:text-properties officeooo:rsid="005921f5"/>
    </style:style>
    <style:style style:name="T38" style:family="text">
      <style:text-properties officeooo:rsid="0059c180"/>
    </style:style>
    <style:style style:name="T39" style:family="text">
      <style:text-properties officeooo:rsid="0059e7c6"/>
    </style:style>
    <style:style style:name="T40" style:family="text">
      <style:text-properties officeooo:rsid="005af054"/>
    </style:style>
    <style:style style:name="T41" style:family="text">
      <style:text-properties officeooo:rsid="005b49a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D<text:span text:style-name="T2">3</text:span>: Requirements Engineering</text:p>
      <text:p text:style-name="P2"/>
      <text:p text:style-name="P3">1. <text:span text:style-name="T3">Prototype</text:span></text:p>
      <text:p text:style-name="P9"/>
      <text:p text:style-name="P12"><text:span text:style-name="T6">Le prototype du système doit être réalisé après les exigences puisqu'il faut cibler ce que le client attend du système. Mais les exigences sont susceptibles de changer après la réalisation du prototype.</text:span></text:p>
      <text:p text:style-name="P11"><text:span text:style-name="T8">=&gt; </text:span><text:span text:style-name="T7">Un prototype coute cher. Un prototype est réalisé quand on est dans une situation compliquée </text:span><text:span text:style-name="T8">(client ne sait pas bien ce qu'il veut, ou pas assez d'exigences...). Cela permet de mieux comprendre quelles sont les exigences. </text:span><text:span text:style-name="T9">Il faut un ensemble minimal d'exigences (celles qui suffisent pour un prototype) </text:span><text:span text:style-name="T10">genre 20%. </text:span><text:span text:style-name="T11">Une fois le prototype présenté : </text:span><text:span text:style-name="T12">on fait réagir le client. </text:span><text:span text:style-name="T13">Cela permet de stabiliser les exigences, de mieux les cibler.</text:span></text:p>
      <text:p text:style-name="P10"><text:span text:style-name="T6"/></text:p>
      <text:p text:style-name="P8"/>
      <text:p text:style-name="P4">2. <text:span text:style-name="T4">Workshop</text:span></text:p>
      <text:p text:style-name="P4"/>
      <text:p text:style-name="P14"><text:span text:style-name="T14">Un workshop c'est cher et compliqué. Cela engendre des conflits entre les porteurs d'intérêt.</text:span></text:p>
      <text:p text:style-name="P15"><text:span text:style-name="T15">Il faut un maximum d'exigences avant le workshop, genre 2/3 des exigences avant. On veut valider à fond les exigences avec les gens présents. </text:span><text:span text:style-name="T16">On rate 10% des exigences après le workshop.</text:span></text:p>
      <text:p text:style-name="P16"><text:span text:style-name="T25">Le brainstorming contrairement au workshop permet de trouver des idées.</text:span></text:p>
      <text:p text:style-name="P13"/>
      <text:p text:style-name="P5">3. <text:span text:style-name="T4">Data mining</text:span></text:p>
      <text:p text:style-name="P1"><text:span text:style-name="T1"><text:tab/></text:span></text:p>
      <text:p text:style-name="P17"><text:span text:style-name="T17">C'est long </text:span><text:span text:style-name="T20">et difficle</text:span><text:span text:style-name="T17">. On ne différencie pas les exigences ratées et réussies.</text:span></text:p>
      <text:p text:style-name="P5"/>
      <text:p text:style-name="P6">4. <text:span text:style-name="T5">Analysis techniques</text:span></text:p>
      <text:p text:style-name="P7"><text:span text:style-name="T5"/></text:p>
      <text:p text:style-name="P19"><text:span text:style-name="T18">(a) </text:span><text:span text:style-name="T19">Data mining </text:span><text:span text:style-name="T21">(</text:span><text:span text:style-name="T20">+ interviews </text:span><text:span text:style-name="T22">à la limite</text:span><text:span text:style-name="T21">)</text:span></text:p>
      <text:p text:style-name="P19"><text:span text:style-name="T18">(b) </text:span><text:span text:style-name="T21">Workshop car c'est quelque chose de très important donc on doit avoir la base des parties importantes du projet.</text:span></text:p>
      <text:p text:style-name="P19"><text:span text:style-name="T18">(c) </text:span><text:span text:style-name="T23">Interviews </text:span><text:span text:style-name="T24">(+</text:span><text:span text:style-name="T23"> use cases </text:span><text:span text:style-name="T24">à la limite)</text:span></text:p>
      <text:p text:style-name="P19"><text:span text:style-name="T18">(d) </text:span><text:span text:style-name="T27">Prototype + interviews </text:span><text:span text:style-name="T28">(+workshop après éventuellement)</text:span><text:span text:style-name="T18"> </text:span></text:p>
      <text:p text:style-name="P20"><text:span text:style-name="T26">(e) </text:span><text:span text:style-name="T29">Brainstorming, </text:span><text:span text:style-name="T33">(+espionnage)</text:span><text:span text:style-name="T29">, </text:span><text:span text:style-name="T31">interv</text:span><text:span text:style-name="T33">i</text:span><text:span text:style-name="T31">ews, </text:span><text:span text:style-name="T30">workshop si gros enjeu </text:span><text:span text:style-name="T32">(mais après brainstorming, interviews)</text:span></text:p>
      <text:p text:style-name="P7"><text:span text:style-name="T5"/></text:p>
      <text:p text:style-name="P7"><text:span text:style-name="T5">5. Understanding</text:span></text:p>
      <text:p text:style-name="P6"/>
      <text:p text:style-name="P21"><text:span text:style-name="T34">Domain</text:span><text:span text:style-name="T35">e</text:span><text:span text:style-name="T34"> : </text:span><text:span text:style-name="T35">Une prothèse de bras électronique</text:span></text:p>
      <text:p text:style-name="P21"><text:span text:style-name="T35"/></text:p>
      <text:p text:style-name="P22"><text:span text:style-name="T35">Exigences :</text:span></text:p>
      <text:list xml:id="list6591394794432756271" text:style-name="L1">
        <text:list-item>
          <text:p text:style-name="P23"><text:span text:style-name="T36">Doit pouvoir résister à des températures supérieures à -20°C et inférieures à 100 °C.</text:span></text:p>
        </text:list-item>
        <text:list-item>
          <text:p text:style-name="P24"><text:span text:style-name="T37">Les mouvements d'adduction et abduction doivent pouvoir se faire sur un angle de X °</text:span></text:p>
        </text:list-item>
        <text:list-item>
          <text:p text:style-name="P24"><text:span text:style-name="T37">Les mouvements de pronation et supination doivent pouvoir se faire sur un angle de Y °</text:span></text:p>
        </text:list-item>
        <text:list-item>
          <text:p text:style-name="P25"><text:span text:style-name="T38">Le temps d</text:span><text:span text:style-name="T39">'exécution de la commande envoyée par le cerveau vers le système doit être de </text:span><text:span text:style-name="T41">10</text:span><text:span text:style-name="T39">ms maximum.</text:span></text:p>
        </text:list-item>
        <text:list-item>
          <text:p text:style-name="P25"><text:span text:style-name="T39"/></text:p>
        </text:list-item>
      </text:list>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7M43S</meta:editing-duration>
    <meta:editing-cycles>103</meta:editing-cycles>
    <meta:generator>LibreOffice/4.0.3.3$Windows_x86 LibreOffice_project/0eaa50a932c8f2199a615e1eb30f7ac74279539</meta:generator>
    <dc:date>2015-09-30T11:17:23.88</dc:date>
    <meta:document-statistic meta:table-count="0" meta:image-count="0" meta:object-count="0" meta:page-count="2" meta:paragraph-count="25" meta:word-count="320" meta:character-count="1954" meta:non-whitespace-character-count="1660"/>
    <meta:user-defined meta:name="Info 1"/>
    <meta:user-defined meta:name="Info 2"/>
    <meta:user-defined meta:name="Info 3"/>
    <meta:user-defined meta:name="Info 4"/>
  </office:meta>
</office:document-meta>
</file>